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4.44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43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Mise</text:p>
          </table:table-cell>
          <table:table-cell office:value-type="string" table:style-name="ce2">
            <text:p>Preneur</text:p>
          </table:table-cell>
          <table:table-cell office:value-type="string" table:style-name="ce2">
            <text:p>Partenaire</text:p>
          </table:table-cell>
          <table:table-cell office:value-type="string" table:style-name="ce2">
            <text:p>Roi</text:p>
          </table:table-cell>
          <table:table-cell office:value-type="string" table:style-name="ce2">
            <text:p>Opp1</text:p>
          </table:table-cell>
          <table:table-cell office:value-type="string" table:style-name="ce2">
            <text:p>Opp2</text:p>
          </table:table-cell>
          <table:table-cell office:value-type="string" table:style-name="ce2">
            <text:p>Opp3</text:p>
          </table:table-cell>
          <table:table-cell office:value-type="string" table:style-name="ce2">
            <text:p>Opp4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cuse</text:p>
          </table:table-cell>
          <table:table-cell office:value-type="string" table:style-name="ce2">
            <text:p>Résultat</text:p>
          </table:table-cell>
          <table:table-cell office:value-type="string" table:style-name="ce2">
            <text:p>PTB</text:p>
          </table:table-cell>
          <table:table-cell office:value-type="string" table:style-name="ce2">
            <text:p>Poignée</text:p>
          </table:table-cell>
          <table:table-cell office:value-type="string" table:style-name="ce2">
            <text:p>SA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Chele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9.5" table:style-name="ce1">
            <text:p>4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.5" table:style-name="ce1">
            <text:p>-2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" table:style-name="ce1">
            <text:p>-2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7.5" table:style-name="ce1">
            <text:p>-27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9" table:style-name="ce1">
            <text:p>-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5" table:style-name="ce1">
            <text:p>-3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5" table:style-name="ce1">
            <text:p>-3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2"/>
          <table:table-cell table:number-columns-repeated="16366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8" table:style-name="ce1">
            <text:p>-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.5" table:style-name="ce1">
            <text:p>-2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.5" table:style-name="ce1">
            <text:p>-3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.5" table:style-name="ce1">
            <text:p>3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.5" table:style-name="ce1">
            <text:p>3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œ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9.5" table:style-name="ce1">
            <text:p>-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1.5" table:style-name="ce1">
            <text:p>-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9.5" table:style-name="ce1">
            <text:p>-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.5" table:style-name="ce1">
            <text:p>-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.5" table:style-name="ce1">
            <text:p>-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1" table:style-name="ce1">
            <text:p>-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.5" table:style-name="ce1">
            <text:p>3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5" table:style-name="ce1">
            <text:p>-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6.5" table:style-name="ce1">
            <text:p>-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.5" table:style-name="ce1">
            <text:p>-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.5" table:style-name="ce1">
            <text:p>2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8.5" table:style-name="ce1">
            <text:p>-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5" table:style-name="ce1">
            <text:p>-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1" table:style-name="ce1">
            <text:p>-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.5" table:style-name="ce1">
            <text:p>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" table:style-name="ce1">
            <text:p>-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9.5" table:style-name="ce1">
            <text:p>-9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.5" table:style-name="ce1">
            <text:p>-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2.5" table:style-name="ce1">
            <text:p>-3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.5" table:style-name="ce1">
            <text:p>4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.5" table:style-name="ce1">
            <text:p>2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.5" table:style-name="ce1">
            <text:p>3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.5" table:style-name="ce1">
            <text:p>2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.5" table:style-name="ce1">
            <text:p>-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8.5" table:style-name="ce1">
            <text:p>-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.5" table:style-name="ce1">
            <text:p>2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1.5" table:style-name="ce1">
            <text:p>-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2.5" table:style-name="ce1">
            <text:p>4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.5" table:style-name="ce1">
            <text:p>-2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" table:style-name="ce1">
            <text:p>-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.5" table:style-name="ce1">
            <text:p>2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6.5" table:style-name="ce1">
            <text:p>-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6" table:style-name="ce1">
            <text:p>-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héophi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.5" table:style-name="ce1">
            <text:p>-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.5" table:style-name="ce1">
            <text:p>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.5" table:style-name="ce1">
            <text:p>-16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21.5" table:style-name="ce1">
            <text:p>-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" table:style-name="ce1">
            <text:p>-5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" table:style-name="ce1">
            <text:p>-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3" table:style-name="ce1">
            <text:p>-3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.5" table:style-name="ce1">
            <text:p>20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.5" table:style-name="ce1">
            <text:p>-22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Féli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ouss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5.5" table:style-name="ce1">
            <text:p>-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6.5" table:style-name="ce1">
            <text:p>-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" table:style-name="ce1">
            <text:p>-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" table:style-name="ce1">
            <text:p>-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.5" table:style-name="ce1">
            <text:p>1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.5" table:style-name="ce1">
            <text:p>1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To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.5" table:style-name="ce1">
            <text:p>-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.5" table:style-name="ce1">
            <text:p>3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.5" table:style-name="ce1">
            <text:p>3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.5" table:style-name="ce1">
            <text:p>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3.5" table:style-name="ce1">
            <text:p>-1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.5" table:style-name="ce1">
            <text:p>1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Contr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5" table:style-name="ce1">
            <text:p>12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3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7.5" table:style-name="ce1">
            <text:p>-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.5" table:style-name="ce1">
            <text:p>-12,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.5" table:style-name="ce1">
            <text:p>25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Heloise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" table:style-name="ce1">
            <text:p>-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 Sans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émi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Killian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Félix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héophile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7" table:style-name="ce1">
            <text:p>-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nthelm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reau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oeur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Anto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Trèfl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.5" table:style-name="ce1">
            <text:p>-4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Alexis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.5" table:style-name="ce1">
            <text:p>32,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To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0.5" table:style-name="ce1">
            <text:p>-10,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rde</text:p>
          </table:table-cell>
          <table:table-cell office:value-type="string" table:style-name="ce1">
            <text:p>Clément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Pique</text:p>
          </table:table-cell>
          <table:table-cell office:value-type="string" table:style-name="ce1">
            <text:p>Enzo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number-rows-repeated="1047759" table:style-name="ro2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TOUT EST EN POV PRENEUR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PTB (petit au bout)</text:p>
          </table:table-cell>
          <table:table-cell office:value-type="string" table:style-name="ce1">
            <text:p>Poignée</text:p>
          </table:table-cell>
          <table:table-cell office:value-type="string" table:style-name="ce1">
            <text:p>SA (sans atouts)</text:p>
          </table:table-cell>
          <table:table-cell office:value-type="string" table:style-name="ce1">
            <text:p>ST (sans têtes)</text:p>
          </table:table-cell>
          <table:table-cell office:value-type="string" table:style-name="ce1">
            <text:p>Chelem</text:p>
          </table:table-cell>
          <table:table-cell office:value-type="string" table:style-name="ce1">
            <text:p>Opp4</text:p>
          </table:table-cell>
          <table:table-cell office:value-type="string" table:style-name="ce1">
            <text:p>Partenai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 (gagné)</text:p>
          </table:table-cell>
          <table:table-cell office:value-type="string" table:style-name="ce1">
            <text:p>SG (simple gagné)</text:p>
          </table:table-cell>
          <table:table-cell office:value-type="string" table:style-name="ce1">
            <text:p>P (preneur)</text:p>
          </table:table-cell>
          <table:table-cell office:value-type="string" table:style-name="ce1">
            <text:p>P (preneur)</text:p>
          </table:table-cell>
          <table:table-cell office:value-type="string" table:style-name="ce1">
            <text:p>GA (gagné annoncé)</text:p>
          </table:table-cell>
          <table:table-cell office:value-type="string" table:style-name="ce1">
            <text:p>Nom (si 1v4)</text:p>
          </table:table-cell>
          <table:table-cell office:value-type="string" table:style-name="ce1">
            <text:p>Nom (cas classique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 (perdu)</text:p>
          </table:table-cell>
          <table:table-cell office:value-type="string" table:style-name="ce1">
            <text:p>SP (simple perdu)</text:p>
          </table:table-cell>
          <table:table-cell office:value-type="string" table:style-name="ce1">
            <text:p>O (opposition)</text:p>
          </table:table-cell>
          <table:table-cell office:value-type="string" table:style-name="ce1">
            <text:p>O (opposition)</text:p>
          </table:table-cell>
          <table:table-cell office:value-type="string" table:style-name="ce1">
            <text:p>G (gagné sans annonce)</text:p>
          </table:table-cell>
          <table:table-cell office:value-type="string" table:style-name="ce1">
            <text:p>X (cas classique)</text:p>
          </table:table-cell>
          <table:table-cell office:value-type="string" table:style-name="ce1">
            <text:p>X (si 1v4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 (pas de PTB)</text:p>
          </table:table-cell>
          <table:table-cell office:value-type="string" table:style-name="ce1">
            <text:p>DG (double gagné)</text:p>
          </table:table-cell>
          <table:table-cell office:value-type="string" table:style-name="ce1">
            <text:p>X (pas de SA)</text:p>
          </table:table-cell>
          <table:table-cell office:value-type="string" table:style-name="ce1">
            <text:p>X (pas de ST)</text:p>
          </table:table-cell>
          <table:table-cell office:value-type="string" table:style-name="ce1">
            <text:p>P (perdu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P (double perdu)</text:p>
          </table:table-cell>
          <table:table-cell table:number-columns-repeated="2" table:style-name="ce1"/>
          <table:table-cell office:value-type="string" table:style-name="ce1">
            <text:p>X (pas de Chelem)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TG (triple gagné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P (triple perdu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X (pas de poignée)</text:p>
          </table:table-cell>
          <table:table-cell table:number-columns-repeated="16382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meta:initial-creator>Killian FORMICA</meta:initial-creator>
    <dc:creator>GRANGER Nicolas</dc:creator>
    <meta:creation-date>2023-04-21T08:09:14Z</meta:creation-date>
    <dc:date>2023-08-21T12:17:59Z</dc:date>
    <meta:editing-cycles>82</meta:editing-cycles>
    <meta:editing-duration>PT18502S</meta:editing-duration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>cf8c7287-838c-46dd-b281-b1140229e67a</meta:user-defined>
    <meta:user-defined meta:name="MSIP_Label_cf8c7287-838c-46dd-b281-b1140229e67a_SetDate">2023-04-21T12:57:47Z</meta:user-defined>
    <meta:user-defined meta:name="MSIP_Label_cf8c7287-838c-46dd-b281-b1140229e67a_SiteId">75e027c9-20d5-47d5-b82f-77d7cd041e8f</meta:user-defined>
  </office:meta>
</office:document-meta>
</file>